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shing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_1</text:p>
          </table:table-cell>
          <table:table-cell office:value-type="string" calcext:value-type="string">
            <text:p>run_2</text:p>
          </table:table-cell>
          <table:table-cell office:value-type="string" calcext:value-type="string">
            <text:p>run_3</text:p>
          </table:table-cell>
          <table:table-cell office:value-type="string" calcext:value-type="string">
            <text:p>run_4</text:p>
          </table:table-cell>
          <table:table-cell office:value-type="string" calcext:value-type="string">
            <text:p>run_5</text:p>
          </table:table-cell>
          <table:table-cell office:value-type="string" calcext:value-type="string">
            <text:p>run_6</text:p>
          </table:table-cell>
          <table:table-cell office:value-type="string" calcext:value-type="string">
            <text:p>run_7</text:p>
          </table:table-cell>
          <table:table-cell office:value-type="string" calcext:value-type="string">
            <text:p>run_8</text:p>
          </table:table-cell>
          <table:table-cell office:value-type="string" calcext:value-type="string">
            <text:p>run_9</text:p>
          </table:table-cell>
          <table:table-cell office:value-type="string" calcext:value-type="string">
            <text:p>run_10</text:p>
          </table:table-cell>
          <table:table-cell office:value-type="string" calcext:value-type="string">
            <text:p>run_11</text:p>
          </table:table-cell>
          <table:table-cell office:value-type="string" calcext:value-type="string">
            <text:p>run_12</text:p>
          </table:table-cell>
          <table:table-cell office:value-type="string" calcext:value-type="string">
            <text:p>run_13</text:p>
          </table:table-cell>
          <table:table-cell office:value-type="string" calcext:value-type="string">
            <text:p>run_14</text:p>
          </table:table-cell>
          <table:table-cell office:value-type="string" calcext:value-type="string">
            <text:p>run_15</text:p>
          </table:table-cell>
          <table:table-cell office:value-type="string" calcext:value-type="string">
            <text:p>run_16</text:p>
          </table:table-cell>
          <table:table-cell office:value-type="string" calcext:value-type="string">
            <text:p>run_17</text:p>
          </table:table-cell>
          <table:table-cell office:value-type="string" calcext:value-type="string">
            <text:p>run_18</text:p>
          </table:table-cell>
          <table:table-cell office:value-type="string" calcext:value-type="string">
            <text:p>run_19</text:p>
          </table:table-cell>
          <table:table-cell office:value-type="string" calcext:value-type="string">
            <text:p>run_20</text:p>
          </table:table-cell>
          <table:table-cell/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dron</text:p>
          </table:table-cell>
          <table:table-cell office:value-type="float" office:value="3977368000" calcext:value-type="float">
            <text:p>3977368000</text:p>
          </table:table-cell>
          <table:table-cell office:value-type="float" office:value="3866452000" calcext:value-type="float">
            <text:p>3866452000</text:p>
          </table:table-cell>
          <table:table-cell office:value-type="float" office:value="3998042000" calcext:value-type="float">
            <text:p>3998042000</text:p>
          </table:table-cell>
          <table:table-cell office:value-type="float" office:value="4006723000" calcext:value-type="float">
            <text:p>4006723000</text:p>
          </table:table-cell>
          <table:table-cell office:value-type="float" office:value="4273523000" calcext:value-type="float">
            <text:p>4273523000</text:p>
          </table:table-cell>
          <table:table-cell office:value-type="float" office:value="4620466000" calcext:value-type="float">
            <text:p>4620466000</text:p>
          </table:table-cell>
          <table:table-cell office:value-type="float" office:value="4691349000" calcext:value-type="float">
            <text:p>4691349000</text:p>
          </table:table-cell>
          <table:table-cell office:value-type="float" office:value="3679237000" calcext:value-type="float">
            <text:p>3679237000</text:p>
          </table:table-cell>
          <table:table-cell office:value-type="float" office:value="3909442000" calcext:value-type="float">
            <text:p>3909442000</text:p>
          </table:table-cell>
          <table:table-cell office:value-type="float" office:value="4209895000" calcext:value-type="float">
            <text:p>4209895000</text:p>
          </table:table-cell>
          <table:table-cell office:value-type="float" office:value="4197728000" calcext:value-type="float">
            <text:p>4197728000</text:p>
          </table:table-cell>
          <table:table-cell office:value-type="float" office:value="3634490000" calcext:value-type="float">
            <text:p>3634490000</text:p>
          </table:table-cell>
          <table:table-cell office:value-type="float" office:value="4136341000" calcext:value-type="float">
            <text:p>4136341000</text:p>
          </table:table-cell>
          <table:table-cell office:value-type="float" office:value="4487689000" calcext:value-type="float">
            <text:p>4487689000</text:p>
          </table:table-cell>
          <table:table-cell office:value-type="float" office:value="4027117000" calcext:value-type="float">
            <text:p>4027117000</text:p>
          </table:table-cell>
          <table:table-cell office:value-type="float" office:value="4044859000" calcext:value-type="float">
            <text:p>4044859000</text:p>
          </table:table-cell>
          <table:table-cell office:value-type="float" office:value="3999619000" calcext:value-type="float">
            <text:p>3999619000</text:p>
          </table:table-cell>
          <table:table-cell office:value-type="float" office:value="3666524000" calcext:value-type="float">
            <text:p>3666524000</text:p>
          </table:table-cell>
          <table:table-cell office:value-type="float" office:value="4127137000" calcext:value-type="float">
            <text:p>4127137000</text:p>
          </table:table-cell>
          <table:table-cell office:value-type="float" office:value="4740330000" calcext:value-type="float">
            <text:p>4740330000</text:p>
          </table:table-cell>
          <table:table-cell table:formula="of:=TRIMMEAN([.$B2:.$U2];0.1)" office:value-type="float" office:value="4106639500" calcext:value-type="float">
            <text:p>4106639500</text:p>
          </table:table-cell>
          <table:table-cell table:formula="of:=ROUND([.V2]/(1000*1000); 3)" office:value-type="float" office:value="4106.64" calcext:value-type="float">
            <text:p>4106.64</text:p>
          </table:table-cell>
        </table:table-row>
        <table:table-row table:style-name="ro1">
          <table:table-cell office:value-type="string" calcext:value-type="string">
            <text:p>ncit</text:p>
          </table:table-cell>
          <table:table-cell office:value-type="float" office:value="5102756000" calcext:value-type="float">
            <text:p>5102756000</text:p>
          </table:table-cell>
          <table:table-cell office:value-type="float" office:value="4350005000" calcext:value-type="float">
            <text:p>4350005000</text:p>
          </table:table-cell>
          <table:table-cell office:value-type="float" office:value="6021444000" calcext:value-type="float">
            <text:p>6021444000</text:p>
          </table:table-cell>
          <table:table-cell office:value-type="float" office:value="3893752000" calcext:value-type="float">
            <text:p>3893752000</text:p>
          </table:table-cell>
          <table:table-cell office:value-type="float" office:value="6055935000" calcext:value-type="float">
            <text:p>6055935000</text:p>
          </table:table-cell>
          <table:table-cell office:value-type="float" office:value="3922546000" calcext:value-type="float">
            <text:p>3922546000</text:p>
          </table:table-cell>
          <table:table-cell office:value-type="float" office:value="6841343000" calcext:value-type="float">
            <text:p>6841343000</text:p>
          </table:table-cell>
          <table:table-cell office:value-type="float" office:value="8594204000" calcext:value-type="float">
            <text:p>8594204000</text:p>
          </table:table-cell>
          <table:table-cell office:value-type="float" office:value="3957106000" calcext:value-type="float">
            <text:p>3957106000</text:p>
          </table:table-cell>
          <table:table-cell office:value-type="float" office:value="5307530000" calcext:value-type="float">
            <text:p>5307530000</text:p>
          </table:table-cell>
          <table:table-cell office:value-type="float" office:value="3850802000" calcext:value-type="float">
            <text:p>3850802000</text:p>
          </table:table-cell>
          <table:table-cell office:value-type="float" office:value="4542379000" calcext:value-type="float">
            <text:p>4542379000</text:p>
          </table:table-cell>
          <table:table-cell office:value-type="float" office:value="3874307000" calcext:value-type="float">
            <text:p>3874307000</text:p>
          </table:table-cell>
          <table:table-cell office:value-type="float" office:value="4118095000" calcext:value-type="float">
            <text:p>4118095000</text:p>
          </table:table-cell>
          <table:table-cell office:value-type="float" office:value="3388587000" calcext:value-type="float">
            <text:p>3388587000</text:p>
          </table:table-cell>
          <table:table-cell office:value-type="float" office:value="4434814000" calcext:value-type="float">
            <text:p>4434814000</text:p>
          </table:table-cell>
          <table:table-cell office:value-type="float" office:value="4691314000" calcext:value-type="float">
            <text:p>4691314000</text:p>
          </table:table-cell>
          <table:table-cell office:value-type="float" office:value="3677139000" calcext:value-type="float">
            <text:p>3677139000</text:p>
          </table:table-cell>
          <table:table-cell office:value-type="float" office:value="4645275000" calcext:value-type="float">
            <text:p>4645275000</text:p>
          </table:table-cell>
          <table:table-cell office:value-type="float" office:value="3677333000" calcext:value-type="float">
            <text:p>3677333000</text:p>
          </table:table-cell>
          <table:table-cell table:formula="of:=TRIMMEAN([.$B3:.$U3];0.1)" office:value-type="float" office:value="4609104166.66667" calcext:value-type="float">
            <text:p>4609104166.66667</text:p>
          </table:table-cell>
          <table:table-cell table:formula="of:=ROUND([.V3]/(1000*1000); 3)" office:value-type="float" office:value="4609.104" calcext:value-type="float">
            <text:p>4609.104</text:p>
          </table:table-cell>
        </table:table-row>
        <table:table-row table:style-name="ro1">
          <table:table-cell office:value-type="string" calcext:value-type="string">
            <text:p>nifstd</text:p>
          </table:table-cell>
          <table:table-cell office:value-type="float" office:value="2316277000" calcext:value-type="float">
            <text:p>2316277000</text:p>
          </table:table-cell>
          <table:table-cell office:value-type="float" office:value="2503651000" calcext:value-type="float">
            <text:p>2503651000</text:p>
          </table:table-cell>
          <table:table-cell office:value-type="float" office:value="2331109000" calcext:value-type="float">
            <text:p>2331109000</text:p>
          </table:table-cell>
          <table:table-cell office:value-type="float" office:value="2584261000" calcext:value-type="float">
            <text:p>2584261000</text:p>
          </table:table-cell>
          <table:table-cell office:value-type="float" office:value="2482521000" calcext:value-type="float">
            <text:p>2482521000</text:p>
          </table:table-cell>
          <table:table-cell office:value-type="float" office:value="2313287000" calcext:value-type="float">
            <text:p>2313287000</text:p>
          </table:table-cell>
          <table:table-cell office:value-type="float" office:value="2510834000" calcext:value-type="float">
            <text:p>2510834000</text:p>
          </table:table-cell>
          <table:table-cell office:value-type="float" office:value="2564329000" calcext:value-type="float">
            <text:p>2564329000</text:p>
          </table:table-cell>
          <table:table-cell office:value-type="float" office:value="2567395000" calcext:value-type="float">
            <text:p>2567395000</text:p>
          </table:table-cell>
          <table:table-cell office:value-type="float" office:value="2452069000" calcext:value-type="float">
            <text:p>2452069000</text:p>
          </table:table-cell>
          <table:table-cell office:value-type="float" office:value="2461508000" calcext:value-type="float">
            <text:p>2461508000</text:p>
          </table:table-cell>
          <table:table-cell office:value-type="float" office:value="2394555000" calcext:value-type="float">
            <text:p>2394555000</text:p>
          </table:table-cell>
          <table:table-cell office:value-type="float" office:value="1936961000" calcext:value-type="float">
            <text:p>1936961000</text:p>
          </table:table-cell>
          <table:table-cell office:value-type="float" office:value="2577254000" calcext:value-type="float">
            <text:p>2577254000</text:p>
          </table:table-cell>
          <table:table-cell office:value-type="float" office:value="2702795000" calcext:value-type="float">
            <text:p>2702795000</text:p>
          </table:table-cell>
          <table:table-cell office:value-type="float" office:value="2323457000" calcext:value-type="float">
            <text:p>2323457000</text:p>
          </table:table-cell>
          <table:table-cell office:value-type="float" office:value="2610971000" calcext:value-type="float">
            <text:p>2610971000</text:p>
          </table:table-cell>
          <table:table-cell office:value-type="float" office:value="2331339000" calcext:value-type="float">
            <text:p>2331339000</text:p>
          </table:table-cell>
          <table:table-cell office:value-type="float" office:value="2799144000" calcext:value-type="float">
            <text:p>2799144000</text:p>
          </table:table-cell>
          <table:table-cell office:value-type="float" office:value="3087837000" calcext:value-type="float">
            <text:p>3087837000</text:p>
          </table:table-cell>
          <table:table-cell table:formula="of:=TRIMMEAN([.$B4:.$U4];0.1)" office:value-type="float" office:value="2490375333.33333" calcext:value-type="float">
            <text:p>2490375333.33333</text:p>
          </table:table-cell>
          <table:table-cell table:formula="of:=ROUND([.V4]/(1000*1000); 3)" office:value-type="float" office:value="2490.375" calcext:value-type="float">
            <text:p>2490.375</text:p>
          </table:table-cell>
        </table:table-row>
        <table:table-row table:style-name="ro1">
          <table:table-cell office:value-type="string" calcext:value-type="string">
            <text:p>gexo</text:p>
          </table:table-cell>
          <table:table-cell office:value-type="float" office:value="3096078000" calcext:value-type="float">
            <text:p>3096078000</text:p>
          </table:table-cell>
          <table:table-cell office:value-type="float" office:value="2733832000" calcext:value-type="float">
            <text:p>2733832000</text:p>
          </table:table-cell>
          <table:table-cell office:value-type="float" office:value="3371552000" calcext:value-type="float">
            <text:p>3371552000</text:p>
          </table:table-cell>
          <table:table-cell office:value-type="float" office:value="3161177000" calcext:value-type="float">
            <text:p>3161177000</text:p>
          </table:table-cell>
          <table:table-cell office:value-type="float" office:value="2804337000" calcext:value-type="float">
            <text:p>2804337000</text:p>
          </table:table-cell>
          <table:table-cell office:value-type="float" office:value="2965123000" calcext:value-type="float">
            <text:p>2965123000</text:p>
          </table:table-cell>
          <table:table-cell office:value-type="float" office:value="2925453000" calcext:value-type="float">
            <text:p>2925453000</text:p>
          </table:table-cell>
          <table:table-cell office:value-type="float" office:value="3214014000" calcext:value-type="float">
            <text:p>3214014000</text:p>
          </table:table-cell>
          <table:table-cell office:value-type="float" office:value="3302919000" calcext:value-type="float">
            <text:p>3302919000</text:p>
          </table:table-cell>
          <table:table-cell office:value-type="float" office:value="2805011000" calcext:value-type="float">
            <text:p>2805011000</text:p>
          </table:table-cell>
          <table:table-cell office:value-type="float" office:value="3174814000" calcext:value-type="float">
            <text:p>3174814000</text:p>
          </table:table-cell>
          <table:table-cell office:value-type="float" office:value="3168050000" calcext:value-type="float">
            <text:p>3168050000</text:p>
          </table:table-cell>
          <table:table-cell office:value-type="float" office:value="2553091000" calcext:value-type="float">
            <text:p>2553091000</text:p>
          </table:table-cell>
          <table:table-cell office:value-type="float" office:value="3082442000" calcext:value-type="float">
            <text:p>3082442000</text:p>
          </table:table-cell>
          <table:table-cell office:value-type="float" office:value="2372243000" calcext:value-type="float">
            <text:p>2372243000</text:p>
          </table:table-cell>
          <table:table-cell office:value-type="float" office:value="3188565000" calcext:value-type="float">
            <text:p>3188565000</text:p>
          </table:table-cell>
          <table:table-cell office:value-type="float" office:value="2777875000" calcext:value-type="float">
            <text:p>2777875000</text:p>
          </table:table-cell>
          <table:table-cell office:value-type="float" office:value="3065219000" calcext:value-type="float">
            <text:p>3065219000</text:p>
          </table:table-cell>
          <table:table-cell office:value-type="float" office:value="2810689000" calcext:value-type="float">
            <text:p>2810689000</text:p>
          </table:table-cell>
          <table:table-cell office:value-type="float" office:value="3008006000" calcext:value-type="float">
            <text:p>3008006000</text:p>
          </table:table-cell>
          <table:table-cell table:formula="of:=TRIMMEAN([.$B5:.$U5];0.1)" office:value-type="float" office:value="2990927500" calcext:value-type="float">
            <text:p>2990927500</text:p>
          </table:table-cell>
          <table:table-cell table:formula="of:=ROUND([.V5]/(1000*1000); 3)" office:value-type="float" office:value="2990.928" calcext:value-type="float">
            <text:p>2990.928</text:p>
          </table:table-cell>
        </table:table-row>
        <table:table-row table:style-name="ro1">
          <table:table-cell office:value-type="string" calcext:value-type="string">
            <text:p>iobc</text:p>
          </table:table-cell>
          <table:table-cell office:value-type="float" office:value="2690007000" calcext:value-type="float">
            <text:p>2690007000</text:p>
          </table:table-cell>
          <table:table-cell office:value-type="float" office:value="2847090000" calcext:value-type="float">
            <text:p>2847090000</text:p>
          </table:table-cell>
          <table:table-cell office:value-type="float" office:value="2671142000" calcext:value-type="float">
            <text:p>2671142000</text:p>
          </table:table-cell>
          <table:table-cell office:value-type="float" office:value="3105078000" calcext:value-type="float">
            <text:p>3105078000</text:p>
          </table:table-cell>
          <table:table-cell office:value-type="float" office:value="2671647000" calcext:value-type="float">
            <text:p>2671647000</text:p>
          </table:table-cell>
          <table:table-cell office:value-type="float" office:value="3113615000" calcext:value-type="float">
            <text:p>3113615000</text:p>
          </table:table-cell>
          <table:table-cell office:value-type="float" office:value="2686375000" calcext:value-type="float">
            <text:p>2686375000</text:p>
          </table:table-cell>
          <table:table-cell office:value-type="float" office:value="2665448000" calcext:value-type="float">
            <text:p>2665448000</text:p>
          </table:table-cell>
          <table:table-cell office:value-type="float" office:value="2965397000" calcext:value-type="float">
            <text:p>2965397000</text:p>
          </table:table-cell>
          <table:table-cell office:value-type="float" office:value="2786540000" calcext:value-type="float">
            <text:p>2786540000</text:p>
          </table:table-cell>
          <table:table-cell office:value-type="float" office:value="3200347000" calcext:value-type="float">
            <text:p>3200347000</text:p>
          </table:table-cell>
          <table:table-cell office:value-type="float" office:value="2699863000" calcext:value-type="float">
            <text:p>2699863000</text:p>
          </table:table-cell>
          <table:table-cell office:value-type="float" office:value="2686049000" calcext:value-type="float">
            <text:p>2686049000</text:p>
          </table:table-cell>
          <table:table-cell office:value-type="float" office:value="3014865000" calcext:value-type="float">
            <text:p>3014865000</text:p>
          </table:table-cell>
          <table:table-cell office:value-type="float" office:value="2670764000" calcext:value-type="float">
            <text:p>2670764000</text:p>
          </table:table-cell>
          <table:table-cell office:value-type="float" office:value="3300609000" calcext:value-type="float">
            <text:p>3300609000</text:p>
          </table:table-cell>
          <table:table-cell office:value-type="float" office:value="2769498000" calcext:value-type="float">
            <text:p>2769498000</text:p>
          </table:table-cell>
          <table:table-cell office:value-type="float" office:value="2547657000" calcext:value-type="float">
            <text:p>2547657000</text:p>
          </table:table-cell>
          <table:table-cell office:value-type="float" office:value="2811622000" calcext:value-type="float">
            <text:p>2811622000</text:p>
          </table:table-cell>
          <table:table-cell office:value-type="float" office:value="2141060000" calcext:value-type="float">
            <text:p>2141060000</text:p>
          </table:table-cell>
          <table:table-cell table:formula="of:=TRIMMEAN([.$B6:.$U6];0.1)" office:value-type="float" office:value="2811278000" calcext:value-type="float">
            <text:p>2811278000</text:p>
          </table:table-cell>
          <table:table-cell table:formula="of:=ROUND([.V6]/(1000*1000); 3)" office:value-type="float" office:value="2811.278" calcext:value-type="float">
            <text:p>2811.278</text:p>
          </table:table-cell>
        </table:table-row>
        <table:table-row table:style-name="ro1">
          <table:table-cell office:value-type="string" calcext:value-type="string">
            <text:p>reto</text:p>
          </table:table-cell>
          <table:table-cell office:value-type="float" office:value="2589825000" calcext:value-type="float">
            <text:p>2589825000</text:p>
          </table:table-cell>
          <table:table-cell office:value-type="float" office:value="2797443000" calcext:value-type="float">
            <text:p>2797443000</text:p>
          </table:table-cell>
          <table:table-cell office:value-type="float" office:value="2437667000" calcext:value-type="float">
            <text:p>2437667000</text:p>
          </table:table-cell>
          <table:table-cell office:value-type="float" office:value="2860803000" calcext:value-type="float">
            <text:p>2860803000</text:p>
          </table:table-cell>
          <table:table-cell office:value-type="float" office:value="2450035000" calcext:value-type="float">
            <text:p>2450035000</text:p>
          </table:table-cell>
          <table:table-cell office:value-type="float" office:value="2884438000" calcext:value-type="float">
            <text:p>2884438000</text:p>
          </table:table-cell>
          <table:table-cell office:value-type="float" office:value="2431893000" calcext:value-type="float">
            <text:p>2431893000</text:p>
          </table:table-cell>
          <table:table-cell office:value-type="float" office:value="2443963000" calcext:value-type="float">
            <text:p>2443963000</text:p>
          </table:table-cell>
          <table:table-cell office:value-type="float" office:value="2880674000" calcext:value-type="float">
            <text:p>2880674000</text:p>
          </table:table-cell>
          <table:table-cell office:value-type="float" office:value="2433323000" calcext:value-type="float">
            <text:p>2433323000</text:p>
          </table:table-cell>
          <table:table-cell office:value-type="float" office:value="2777353000" calcext:value-type="float">
            <text:p>2777353000</text:p>
          </table:table-cell>
          <table:table-cell office:value-type="float" office:value="2510282000" calcext:value-type="float">
            <text:p>2510282000</text:p>
          </table:table-cell>
          <table:table-cell office:value-type="float" office:value="2923566000" calcext:value-type="float">
            <text:p>2923566000</text:p>
          </table:table-cell>
          <table:table-cell office:value-type="float" office:value="2390147000" calcext:value-type="float">
            <text:p>2390147000</text:p>
          </table:table-cell>
          <table:table-cell office:value-type="float" office:value="2024898000" calcext:value-type="float">
            <text:p>2024898000</text:p>
          </table:table-cell>
          <table:table-cell office:value-type="float" office:value="2656986000" calcext:value-type="float">
            <text:p>2656986000</text:p>
          </table:table-cell>
          <table:table-cell office:value-type="float" office:value="2028836000" calcext:value-type="float">
            <text:p>2028836000</text:p>
          </table:table-cell>
          <table:table-cell office:value-type="float" office:value="2777450000" calcext:value-type="float">
            <text:p>2777450000</text:p>
          </table:table-cell>
          <table:table-cell office:value-type="float" office:value="2438661000" calcext:value-type="float">
            <text:p>2438661000</text:p>
          </table:table-cell>
          <table:table-cell office:value-type="float" office:value="3037538000" calcext:value-type="float">
            <text:p>3037538000</text:p>
          </table:table-cell>
          <table:table-cell table:formula="of:=TRIMMEAN([.$B7:.$U7];0.1)" office:value-type="float" office:value="2595185833.33333" calcext:value-type="float">
            <text:p>2595185833.33333</text:p>
          </table:table-cell>
          <table:table-cell table:formula="of:=ROUND([.V7]/(1000*1000); 3)" office:value-type="float" office:value="2595.186" calcext:value-type="float">
            <text:p>2595.186</text:p>
          </table:table-cell>
        </table:table-row>
        <table:table-row table:style-name="ro1">
          <table:table-cell office:value-type="string" calcext:value-type="string">
            <text:p>upheno</text:p>
          </table:table-cell>
          <table:table-cell office:value-type="float" office:value="2243559000" calcext:value-type="float">
            <text:p>2243559000</text:p>
          </table:table-cell>
          <table:table-cell office:value-type="float" office:value="2241894000" calcext:value-type="float">
            <text:p>2241894000</text:p>
          </table:table-cell>
          <table:table-cell office:value-type="float" office:value="2746092000" calcext:value-type="float">
            <text:p>2746092000</text:p>
          </table:table-cell>
          <table:table-cell office:value-type="float" office:value="2269432000" calcext:value-type="float">
            <text:p>2269432000</text:p>
          </table:table-cell>
          <table:table-cell office:value-type="float" office:value="2718640000" calcext:value-type="float">
            <text:p>2718640000</text:p>
          </table:table-cell>
          <table:table-cell office:value-type="float" office:value="2275885000" calcext:value-type="float">
            <text:p>2275885000</text:p>
          </table:table-cell>
          <table:table-cell office:value-type="float" office:value="2266907000" calcext:value-type="float">
            <text:p>2266907000</text:p>
          </table:table-cell>
          <table:table-cell office:value-type="float" office:value="2903825000" calcext:value-type="float">
            <text:p>2903825000</text:p>
          </table:table-cell>
          <table:table-cell office:value-type="float" office:value="2320091000" calcext:value-type="float">
            <text:p>2320091000</text:p>
          </table:table-cell>
          <table:table-cell office:value-type="float" office:value="2209714000" calcext:value-type="float">
            <text:p>2209714000</text:p>
          </table:table-cell>
          <table:table-cell office:value-type="float" office:value="2602619000" calcext:value-type="float">
            <text:p>2602619000</text:p>
          </table:table-cell>
          <table:table-cell office:value-type="float" office:value="2238127000" calcext:value-type="float">
            <text:p>2238127000</text:p>
          </table:table-cell>
          <table:table-cell office:value-type="float" office:value="1825954000" calcext:value-type="float">
            <text:p>1825954000</text:p>
          </table:table-cell>
          <table:table-cell office:value-type="float" office:value="2605063000" calcext:value-type="float">
            <text:p>2605063000</text:p>
          </table:table-cell>
          <table:table-cell office:value-type="float" office:value="1801983000" calcext:value-type="float">
            <text:p>1801983000</text:p>
          </table:table-cell>
          <table:table-cell office:value-type="float" office:value="2344007000" calcext:value-type="float">
            <text:p>2344007000</text:p>
          </table:table-cell>
          <table:table-cell office:value-type="float" office:value="2247831000" calcext:value-type="float">
            <text:p>2247831000</text:p>
          </table:table-cell>
          <table:table-cell office:value-type="float" office:value="2248646000" calcext:value-type="float">
            <text:p>2248646000</text:p>
          </table:table-cell>
          <table:table-cell office:value-type="float" office:value="2575277000" calcext:value-type="float">
            <text:p>2575277000</text:p>
          </table:table-cell>
          <table:table-cell office:value-type="float" office:value="2241556000" calcext:value-type="float">
            <text:p>2241556000</text:p>
          </table:table-cell>
          <table:table-cell table:formula="of:=TRIMMEAN([.$B8:.$U8];0.1)" office:value-type="float" office:value="2345627444.44444" calcext:value-type="float">
            <text:p>2345627444.44444</text:p>
          </table:table-cell>
          <table:table-cell table:formula="of:=ROUND([.V8]/(1000*1000); 3)" office:value-type="float" office:value="2345.627" calcext:value-type="float">
            <text:p>2345.627</text:p>
          </table:table-cell>
        </table:table-row>
        <table:table-row table:style-name="ro1">
          <table:table-cell office:value-type="string" calcext:value-type="string">
            <text:p>biomodels</text:p>
          </table:table-cell>
          <table:table-cell office:value-type="float" office:value="2121840000" calcext:value-type="float">
            <text:p>2121840000</text:p>
          </table:table-cell>
          <table:table-cell office:value-type="float" office:value="2998445000" calcext:value-type="float">
            <text:p>2998445000</text:p>
          </table:table-cell>
          <table:table-cell office:value-type="float" office:value="2180146000" calcext:value-type="float">
            <text:p>2180146000</text:p>
          </table:table-cell>
          <table:table-cell office:value-type="float" office:value="3339233000" calcext:value-type="float">
            <text:p>3339233000</text:p>
          </table:table-cell>
          <table:table-cell office:value-type="float" office:value="2545738000" calcext:value-type="float">
            <text:p>2545738000</text:p>
          </table:table-cell>
          <table:table-cell office:value-type="float" office:value="3227417000" calcext:value-type="float">
            <text:p>3227417000</text:p>
          </table:table-cell>
          <table:table-cell office:value-type="float" office:value="2568522000" calcext:value-type="float">
            <text:p>2568522000</text:p>
          </table:table-cell>
          <table:table-cell office:value-type="float" office:value="2264835000" calcext:value-type="float">
            <text:p>2264835000</text:p>
          </table:table-cell>
          <table:table-cell office:value-type="float" office:value="2989286000" calcext:value-type="float">
            <text:p>2989286000</text:p>
          </table:table-cell>
          <table:table-cell office:value-type="float" office:value="2272596000" calcext:value-type="float">
            <text:p>2272596000</text:p>
          </table:table-cell>
          <table:table-cell office:value-type="float" office:value="3086309000" calcext:value-type="float">
            <text:p>3086309000</text:p>
          </table:table-cell>
          <table:table-cell office:value-type="float" office:value="2570831000" calcext:value-type="float">
            <text:p>2570831000</text:p>
          </table:table-cell>
          <table:table-cell office:value-type="float" office:value="3080015000" calcext:value-type="float">
            <text:p>3080015000</text:p>
          </table:table-cell>
          <table:table-cell office:value-type="float" office:value="2833694000" calcext:value-type="float">
            <text:p>2833694000</text:p>
          </table:table-cell>
          <table:table-cell office:value-type="float" office:value="2519937000" calcext:value-type="float">
            <text:p>2519937000</text:p>
          </table:table-cell>
          <table:table-cell office:value-type="float" office:value="3018083000" calcext:value-type="float">
            <text:p>3018083000</text:p>
          </table:table-cell>
          <table:table-cell office:value-type="float" office:value="2514914000" calcext:value-type="float">
            <text:p>2514914000</text:p>
          </table:table-cell>
          <table:table-cell office:value-type="float" office:value="3302015000" calcext:value-type="float">
            <text:p>3302015000</text:p>
          </table:table-cell>
          <table:table-cell office:value-type="float" office:value="2195659000" calcext:value-type="float">
            <text:p>2195659000</text:p>
          </table:table-cell>
          <table:table-cell office:value-type="float" office:value="2150840000" calcext:value-type="float">
            <text:p>2150840000</text:p>
          </table:table-cell>
          <table:table-cell table:formula="of:=TRIMMEAN([.$B9:.$U9];0.1)" office:value-type="float" office:value="2684404555.55556" calcext:value-type="float">
            <text:p>2684404555.55556</text:p>
          </table:table-cell>
          <table:table-cell table:formula="of:=ROUND([.V9]/(1000*1000); 3)" office:value-type="float" office:value="2684.405" calcext:value-type="float">
            <text:p>2684.405</text:p>
          </table:table-cell>
        </table:table-row>
        <table:table-row table:style-name="ro1">
          <table:table-cell office:value-type="string" calcext:value-type="string">
            <text:p>rh-mesh</text:p>
          </table:table-cell>
          <table:table-cell office:value-type="float" office:value="2938085000" calcext:value-type="float">
            <text:p>2938085000</text:p>
          </table:table-cell>
          <table:table-cell office:value-type="float" office:value="2597555000" calcext:value-type="float">
            <text:p>2597555000</text:p>
          </table:table-cell>
          <table:table-cell office:value-type="float" office:value="2427653000" calcext:value-type="float">
            <text:p>2427653000</text:p>
          </table:table-cell>
          <table:table-cell office:value-type="float" office:value="2987455000" calcext:value-type="float">
            <text:p>2987455000</text:p>
          </table:table-cell>
          <table:table-cell office:value-type="float" office:value="2188351000" calcext:value-type="float">
            <text:p>2188351000</text:p>
          </table:table-cell>
          <table:table-cell office:value-type="float" office:value="1953143000" calcext:value-type="float">
            <text:p>1953143000</text:p>
          </table:table-cell>
          <table:table-cell office:value-type="float" office:value="2959480000" calcext:value-type="float">
            <text:p>2959480000</text:p>
          </table:table-cell>
          <table:table-cell office:value-type="float" office:value="2212909000" calcext:value-type="float">
            <text:p>2212909000</text:p>
          </table:table-cell>
          <table:table-cell office:value-type="float" office:value="2836286000" calcext:value-type="float">
            <text:p>2836286000</text:p>
          </table:table-cell>
          <table:table-cell office:value-type="float" office:value="2311851000" calcext:value-type="float">
            <text:p>2311851000</text:p>
          </table:table-cell>
          <table:table-cell office:value-type="float" office:value="2515724000" calcext:value-type="float">
            <text:p>2515724000</text:p>
          </table:table-cell>
          <table:table-cell office:value-type="float" office:value="2856890000" calcext:value-type="float">
            <text:p>2856890000</text:p>
          </table:table-cell>
          <table:table-cell office:value-type="float" office:value="2380804000" calcext:value-type="float">
            <text:p>2380804000</text:p>
          </table:table-cell>
          <table:table-cell office:value-type="float" office:value="2092791000" calcext:value-type="float">
            <text:p>2092791000</text:p>
          </table:table-cell>
          <table:table-cell office:value-type="float" office:value="3105114000" calcext:value-type="float">
            <text:p>3105114000</text:p>
          </table:table-cell>
          <table:table-cell office:value-type="float" office:value="1958327000" calcext:value-type="float">
            <text:p>1958327000</text:p>
          </table:table-cell>
          <table:table-cell office:value-type="float" office:value="1989239000" calcext:value-type="float">
            <text:p>1989239000</text:p>
          </table:table-cell>
          <table:table-cell office:value-type="float" office:value="2885288000" calcext:value-type="float">
            <text:p>2885288000</text:p>
          </table:table-cell>
          <table:table-cell office:value-type="float" office:value="2063312000" calcext:value-type="float">
            <text:p>2063312000</text:p>
          </table:table-cell>
          <table:table-cell office:value-type="float" office:value="2686242000" calcext:value-type="float">
            <text:p>2686242000</text:p>
          </table:table-cell>
          <table:table-cell table:formula="of:=TRIMMEAN([.$B10:.$U10];0.1)" office:value-type="float" office:value="2493791222.22222" calcext:value-type="float">
            <text:p>2493791222.22222</text:p>
          </table:table-cell>
          <table:table-cell table:formula="of:=ROUND([.V10]/(1000*1000); 3)" office:value-type="float" office:value="2493.791" calcext:value-type="float">
            <text:p>2493.791</text:p>
          </table:table-cell>
        </table:table-row>
        <table:table-row table:style-name="ro1">
          <table:table-cell office:value-type="string" calcext:value-type="string">
            <text:p>rexo</text:p>
          </table:table-cell>
          <table:table-cell office:value-type="float" office:value="2678904000" calcext:value-type="float">
            <text:p>2678904000</text:p>
          </table:table-cell>
          <table:table-cell office:value-type="float" office:value="3510361000" calcext:value-type="float">
            <text:p>3510361000</text:p>
          </table:table-cell>
          <table:table-cell office:value-type="float" office:value="2787867000" calcext:value-type="float">
            <text:p>2787867000</text:p>
          </table:table-cell>
          <table:table-cell office:value-type="float" office:value="2511397000" calcext:value-type="float">
            <text:p>2511397000</text:p>
          </table:table-cell>
          <table:table-cell office:value-type="float" office:value="3072328000" calcext:value-type="float">
            <text:p>3072328000</text:p>
          </table:table-cell>
          <table:table-cell office:value-type="float" office:value="2464111000" calcext:value-type="float">
            <text:p>2464111000</text:p>
          </table:table-cell>
          <table:table-cell office:value-type="float" office:value="2526344000" calcext:value-type="float">
            <text:p>2526344000</text:p>
          </table:table-cell>
          <table:table-cell office:value-type="float" office:value="3196778000" calcext:value-type="float">
            <text:p>3196778000</text:p>
          </table:table-cell>
          <table:table-cell office:value-type="float" office:value="2096312000" calcext:value-type="float">
            <text:p>2096312000</text:p>
          </table:table-cell>
          <table:table-cell office:value-type="float" office:value="2085332000" calcext:value-type="float">
            <text:p>2085332000</text:p>
          </table:table-cell>
          <table:table-cell office:value-type="float" office:value="2814570000" calcext:value-type="float">
            <text:p>2814570000</text:p>
          </table:table-cell>
          <table:table-cell office:value-type="float" office:value="2049958000" calcext:value-type="float">
            <text:p>2049958000</text:p>
          </table:table-cell>
          <table:table-cell office:value-type="float" office:value="3106650000" calcext:value-type="float">
            <text:p>3106650000</text:p>
          </table:table-cell>
          <table:table-cell office:value-type="float" office:value="2587875000" calcext:value-type="float">
            <text:p>2587875000</text:p>
          </table:table-cell>
          <table:table-cell office:value-type="float" office:value="2415871000" calcext:value-type="float">
            <text:p>2415871000</text:p>
          </table:table-cell>
          <table:table-cell office:value-type="float" office:value="3086282000" calcext:value-type="float">
            <text:p>3086282000</text:p>
          </table:table-cell>
          <table:table-cell office:value-type="float" office:value="2475345000" calcext:value-type="float">
            <text:p>2475345000</text:p>
          </table:table-cell>
          <table:table-cell office:value-type="float" office:value="2510221000" calcext:value-type="float">
            <text:p>2510221000</text:p>
          </table:table-cell>
          <table:table-cell office:value-type="float" office:value="2716618000" calcext:value-type="float">
            <text:p>2716618000</text:p>
          </table:table-cell>
          <table:table-cell office:value-type="float" office:value="2065406000" calcext:value-type="float">
            <text:p>2065406000</text:p>
          </table:table-cell>
          <table:table-cell table:formula="of:=TRIMMEAN([.$B11:.$U11];0.1)" office:value-type="float" office:value="2622122833.33333" calcext:value-type="float">
            <text:p>2622122833.33333</text:p>
          </table:table-cell>
          <table:table-cell table:formula="of:=ROUND([.V11]/(1000*1000); 3)" office:value-type="float" office:value="2622.123" calcext:value-type="float">
            <text:p>2622.123</text:p>
          </table:table-cell>
        </table:table-row>
      </table:table>
      <table:table table:name="results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um. Classes</text:p>
          </table:table-cell>
          <table:table-cell office:value-type="string" calcext:value-type="string">
            <text:p>num. Elements</text:p>
          </table:table-cell>
        </table:table-row>
        <table:table-row table:style-name="ro1">
          <table:table-cell office:value-type="string" calcext:value-type="string">
            <text:p>DRON</text:p>
          </table:table-cell>
          <table:table-cell table:formula="of:=[$hashing.W2]" office:value-type="float" office:value="4106.64" calcext:value-type="float">
            <text:p>4106.64</text:p>
          </table:table-cell>
          <table:table-cell office:value-type="float" office:value="578391" calcext:value-type="float">
            <text:p>578391</text:p>
          </table:table-cell>
          <table:table-cell office:value-type="float" office:value="3012069" calcext:value-type="float">
            <text:p>3012069</text:p>
          </table:table-cell>
        </table:table-row>
        <table:table-row table:style-name="ro1">
          <table:table-cell office:value-type="string" calcext:value-type="string">
            <text:p>NCIT</text:p>
          </table:table-cell>
          <table:table-cell table:formula="of:=[$hashing.W3]" office:value-type="float" office:value="4609.104" calcext:value-type="float">
            <text:p>4609.104</text:p>
          </table:table-cell>
          <table:table-cell office:value-type="float" office:value="167138" calcext:value-type="float">
            <text:p>167138</text:p>
          </table:table-cell>
          <table:table-cell office:value-type="float" office:value="2984569" calcext:value-type="float">
            <text:p>2984569</text:p>
          </table:table-cell>
        </table:table-row>
        <table:table-row table:style-name="ro1">
          <table:table-cell office:value-type="string" calcext:value-type="string">
            <text:p>NIFSTD</text:p>
          </table:table-cell>
          <table:table-cell table:formula="of:=[$hashing.W4]" office:value-type="float" office:value="2490.375" calcext:value-type="float">
            <text:p>2490.375</text:p>
          </table:table-cell>
          <table:table-cell office:value-type="float" office:value="160818" calcext:value-type="float">
            <text:p>160818</text:p>
          </table:table-cell>
          <table:table-cell office:value-type="float" office:value="1905381" calcext:value-type="float">
            <text:p>1905381</text:p>
          </table:table-cell>
        </table:table-row>
        <table:table-row table:style-name="ro1">
          <table:table-cell office:value-type="string" calcext:value-type="string">
            <text:p>GEXO</text:p>
          </table:table-cell>
          <table:table-cell table:formula="of:=[$hashing.W5]" office:value-type="float" office:value="2990.928" calcext:value-type="float">
            <text:p>2990.928</text:p>
          </table:table-cell>
          <table:table-cell office:value-type="float" office:value="166254" calcext:value-type="float">
            <text:p>166254</text:p>
          </table:table-cell>
          <table:table-cell office:value-type="float" office:value="2466421" calcext:value-type="float">
            <text:p>2466421</text:p>
          </table:table-cell>
        </table:table-row>
        <table:table-row table:style-name="ro1">
          <table:table-cell office:value-type="string" calcext:value-type="string">
            <text:p>IOBC</text:p>
          </table:table-cell>
          <table:table-cell table:formula="of:=[$hashing.W6]" office:value-type="float" office:value="2811.278" calcext:value-type="float">
            <text:p>2811.278</text:p>
          </table:table-cell>
          <table:table-cell office:value-type="float" office:value="126842" calcext:value-type="float">
            <text:p>126842</text:p>
          </table:table-cell>
          <table:table-cell office:value-type="float" office:value="2123338" calcext:value-type="float">
            <text:p>2123338</text:p>
          </table:table-cell>
        </table:table-row>
        <table:table-row table:style-name="ro1">
          <table:table-cell office:value-type="string" calcext:value-type="string">
            <text:p>RETO</text:p>
          </table:table-cell>
          <table:table-cell table:formula="of:=[$hashing.W7]" office:value-type="float" office:value="2595.186" calcext:value-type="float">
            <text:p>2595.186</text:p>
          </table:table-cell>
          <table:table-cell office:value-type="float" office:value="147738" calcext:value-type="float">
            <text:p>147738</text:p>
          </table:table-cell>
          <table:table-cell office:value-type="float" office:value="2213776" calcext:value-type="float">
            <text:p>2213776</text:p>
          </table:table-cell>
        </table:table-row>
        <table:table-row table:style-name="ro1">
          <table:table-cell office:value-type="string" calcext:value-type="string">
            <text:p>UPHENO</text:p>
          </table:table-cell>
          <table:table-cell table:formula="of:=[$hashing.W8]" office:value-type="float" office:value="2345.627" calcext:value-type="float">
            <text:p>2345.627</text:p>
          </table:table-cell>
          <table:table-cell office:value-type="float" office:value="159981" calcext:value-type="float">
            <text:p>159981</text:p>
          </table:table-cell>
          <table:table-cell office:value-type="float" office:value="1466043" calcext:value-type="float">
            <text:p>1466043</text:p>
          </table:table-cell>
        </table:table-row>
        <table:table-row table:style-name="ro1">
          <table:table-cell office:value-type="string" calcext:value-type="string">
            <text:p>BIOMODELS</text:p>
          </table:table-cell>
          <table:table-cell table:formula="of:=[$hashing.W9]" office:value-type="float" office:value="2684.405" calcext:value-type="float">
            <text:p>2684.405</text:p>
          </table:table-cell>
          <table:table-cell office:value-type="float" office:value="187520" calcext:value-type="float">
            <text:p>187520</text:p>
          </table:table-cell>
          <table:table-cell office:value-type="float" office:value="2093464" calcext:value-type="float">
            <text:p>2093464</text:p>
          </table:table-cell>
        </table:table-row>
        <table:table-row table:style-name="ro1">
          <table:table-cell office:value-type="string" calcext:value-type="string">
            <text:p>RH-MESH</text:p>
          </table:table-cell>
          <table:table-cell table:formula="of:=[$hashing.W10]" office:value-type="float" office:value="2493.791" calcext:value-type="float">
            <text:p>2493.791</text:p>
          </table:table-cell>
          <table:table-cell office:value-type="float" office:value="305349" calcext:value-type="float">
            <text:p>305349</text:p>
          </table:table-cell>
          <table:table-cell office:value-type="float" office:value="1959445" calcext:value-type="float">
            <text:p>1959445</text:p>
          </table:table-cell>
        </table:table-row>
        <table:table-row table:style-name="ro1">
          <table:table-cell office:value-type="string" calcext:value-type="string">
            <text:p>REXO</text:p>
          </table:table-cell>
          <table:table-cell table:formula="of:=[$hashing.W11]" office:value-type="float" office:value="2622.123" calcext:value-type="float">
            <text:p>2622.123</text:p>
          </table:table-cell>
          <table:table-cell office:value-type="float" office:value="158239" calcext:value-type="float">
            <text:p>158239</text:p>
          </table:table-cell>
          <table:table-cell office:value-type="float" office:value="2350454" calcext:value-type="float">
            <text:p>2350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7:15:53.638879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1T17:16:05.085874401</dc:date>
    <meta:editing-duration>PT9M37S</meta:editing-duration>
    <meta:editing-cycles>3</meta:editing-cycles>
    <meta:generator>LibreOffice/7.1.5.2$Linux_X86_64 LibreOffice_project/10$Build-2</meta:generator>
    <meta:document-statistic meta:table-count="2" meta:cell-count="296" meta:object-count="0"/>
  </office:meta>
</office:document-meta>
</file>